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608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25cm" fo:min-width="0.175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.51cm" svg:height="2.858cm" svg:x="2.27cm" svg:y="1.317cm">
          <draw:text-box>
            <text:p text:style-name="P1"><text:span text:style-name="T1">ImageAcq State Machines</text:span></text:p>
            <text:p text:style-name="P1"><text:span text:style-name="T2">Revised 10JUN25aho</text:span></text:p>
            <text:p text:style-name="P1"><text:span text:style-name="T3">Main Machine</text:span></text:p>
          </draw:text-box>
        </draw:frame>
      </draw:page>
      <draw:page draw:name="page2" draw:style-name="dp1" draw:master-page-name="Default">
        <draw:frame draw:style-name="gr1" draw:text-style-name="P2" draw:layer="layout" svg:width="16.51cm" svg:height="2.858cm" svg:x="2.27cm" svg:y="1.317cm">
          <draw:text-box>
            <text:p text:style-name="P1"><text:span text:style-name="T1">ImageAcq State Machines</text:span></text:p>
            <text:p text:style-name="P1"><text:span text:style-name="T2">Revised 10JUN25aho</text:span></text:p>
            <text:p text:style-name="P1"><text:span text:style-name="T3">Main Machine</text:span></text:p>
          </draw:text-box>
        </draw:frame>
      </draw:page>
      <draw:page draw:name="page3" draw:style-name="dp1" draw:master-page-name="Default">
        <draw:frame draw:style-name="gr1" draw:text-style-name="P2" draw:layer="layout" svg:width="16.51cm" svg:height="2.858cm" svg:x="2.27cm" svg:y="1.317cm">
          <draw:text-box>
            <text:p text:style-name="P1"><text:span text:style-name="T1">ImageAcq State Machines</text:span></text:p>
            <text:p text:style-name="P1"><text:span text:style-name="T2">Revised 10JUN25aho</text:span></text:p>
            <text:p text:style-name="P1"><text:span text:style-name="T3">Backend Machine</text:span></text:p>
          </draw:text-box>
        </draw:frame>
        <draw:custom-shape draw:style-name="gr2" draw:text-style-name="P1" draw:layer="layout" svg:width="0.953cm" svg:height="0.953cm" svg:x="12.43cm" svg:y="4.49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0T19:44:30.178021597</meta:creation-date>
    <dc:date>2025-06-10T19:53:23.704908743</dc:date>
    <meta:editing-duration>PT8M54S</meta:editing-duration>
    <meta:editing-cycles>1</meta:editing-cycles>
    <meta:document-statistic meta:object-count="4"/>
    <meta:generator>LibreOffice/25.2.2.2$Linux_X86_64 LibreOffice_project/520$Build-2</meta:generator>
  </office:meta>
</office:document-meta>
</file>